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none" fo:font-weight="bold" officeooo:rsid="001714a7" officeooo:paragraph-rsid="001714a7" style:font-size-asian="10.5pt" style:font-weight-asian="normal" style:font-size-complex="12pt" style:font-weight-complex="normal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14a7" officeooo:paragraph-rsid="001714a7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14a7" officeooo:paragraph-rsid="0017aefa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aefa" officeooo:paragraph-rsid="00185ac4"/>
    </style:style>
    <style:style style:name="P9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185ac4"/>
    </style:style>
    <style:style style:name="P10" style:family="paragraph" style:parent-style-name="Text_20_body" style:list-style-name="L1">
      <style:paragraph-properties fo:margin-top="0cm" fo:margin-bottom="0.423cm" loext:contextual-spacing="false" fo:orphans="2" fo:widows="2"/>
      <style:text-properties officeooo:rsid="00192490" officeooo:paragraph-rsid="00192490"/>
    </style:style>
    <style:style style:name="P1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14a7" officeooo:paragraph-rsid="001714a7" style:font-size-asian="24.5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14a7" officeooo:paragraph-rsid="001714a7" style:font-size-asian="10.5pt" style:font-weight-asian="normal" style:font-size-complex="12pt" style:font-weight-complex="normal"/>
    </style:style>
    <style:style style:name="T1" style:family="text">
      <style:text-properties officeooo:rsid="0017aefa"/>
    </style:style>
    <style:style style:name="T2" style:family="text">
      <style:text-properties officeooo:rsid="00185ac4"/>
    </style:style>
    <style:style style:name="T3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33444c" style:font-name="Open Sans" fo:font-size="10.5pt" fo:letter-spacing="normal" fo:font-style="normal" fo:font-weight="normal" officeooo:rsid="00192490"/>
    </style:style>
    <style:style style:name="T5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85ac4"/>
    </style:style>
    <style:style style:name="T7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Open Sans" fo:font-size="10.5pt" fo:letter-spacing="normal" fo:font-style="normal" fo:font-weight="normal" officeooo:rsid="00192490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3 Docker</text:p>
      <text:p text:style-name="P12"/>
      <text:h text:style-name="P1" text:outline-level="2">Assignment 1</text:h>
      <text:h text:style-name="P2" text:outline-level="2"><text:bookmark text:name="user-content-docker-port"/>Docker Port:</text:h>
      <text:list xml:id="list6590791547584095839" text:style-name="L1">
        <text:list-item>
          <text:p text:style-name="P3">Pull nginx image from dockerhub.</text:p>
          <text:p text:style-name="P6"># sudo docker pull nginx</text:p>
        </text:list-item>
        <text:list-item>
          <text:p text:style-name="P3">Run a container from nginx image and map container port 80 to system port 80.</text:p>
          <text:p text:style-name="P6"># sudo docker run -itdp 80:80 nginx</text:p>
        </text:list-item>
        <text:list-item>
          <text:p text:style-name="P3">Display all mapped ports on nginx image.</text:p>
          <text:p text:style-name="P7"># <text:span text:style-name="T1">sudo docker container port f17fd0a4ec4e</text:span></text:p>
        </text:list-item>
        <text:list-item>
          <text:p text:style-name="P3">Run a docker container named "containexpose" from nginx image and expose port 80 of container to outer world without mapping it to any of system port.</text:p>
          <text:p text:style-name="P8"># <text:span text:style-name="T2">sudo docker run -itd --network host --name nginx nginx</text:span></text:p>
          <text:p text:style-name="P9"><text:span text:style-name="T6"># </text:span><text:span text:style-name="T7">Access Nginx by browsing to</text:span><text:a xlink:type="simple" xlink:href="http://localhost:80/" text:style-name="Internet_20_link" text:visited-style-name="Visited_20_Internet_20_Link"><text:span text:style-name="T9">http://localhost:80/</text:span></text:a><text:span text:style-name="T7">. </text:span><text:span text:style-name="T8">(to verify)</text:span></text:p>
          <text:p text:style-name="P10"><text:span text:style-name="T8"># </text:span><text:span text:style-name="T7">sudo netstat -tulpn | grep :80 (to verify)</text:span></text:p>
        </text:list-item>
      </text:list>
      <text:h text:style-name="P2" text:outline-level="2"><text:bookmark text:name="user-content-docker-volume"/>Docker Volume:</text:h>
      <text:list xml:id="list3829580729492396047" text:style-name="L2">
        <text:list-item>
          <text:p text:style-name="P4">Create docker volume named "dbvol"</text:p>
        </text:list-item>
        <text:list-item>
          <text:p text:style-name="P4">Run docker container from wordpress image and mount "dbvol" to /var/lib/mysql</text:p>
        </text:list-item>
        <text:list-item>
          <text:p text:style-name="P4">Display all docker volumes.</text:p>
        </text:list-item>
        <text:list-item>
          <text:p text:style-name="P4">Create another docker volume named "testvol"</text:p>
        </text:list-item>
        <text:list-item>
          <text:p text:style-name="P4">Remove docker volume "testvol"</text:p>
        </text:list-item>
      </text:list>
      <text:h text:style-name="P2" text:outline-level="2"><text:bookmark text:name="user-content-docker-linking"/><text:soft-page-break/>Docker Linking:</text:h>
      <text:list xml:id="list8498570252872262046" text:style-name="L3">
        <text:list-item>
          <text:p text:style-name="P5">Run a container in detached mode with name "db" from image "training/postgres"</text:p>
        </text:list-item>
        <text:list-item>
          <text:p text:style-name="P5">Run another container in detached mode with name "web" from image "training/webapp", link container "db" with alias "mydb" to this container and finally pass an inline command "python app.py" while running container.</text:p>
        </text:list-item>
        <text:list-item>
          <text:p text:style-name="P5">Take a bash terminal in "web" container.</text:p>
        </text:list-item>
        <text:list-item>
          <text:p text:style-name="P5">Test container linking by doing a ping to "mydb"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57:54.368160908</meta:creation-date>
    <dc:date>2018-06-13T11:09:49.310794441</dc:date>
    <meta:editing-duration>PT1M13S</meta:editing-duration>
    <meta:editing-cycles>1</meta:editing-cycles>
    <meta:document-statistic meta:table-count="0" meta:image-count="0" meta:object-count="0" meta:page-count="2" meta:paragraph-count="24" meta:word-count="214" meta:character-count="1253" meta:non-whitespace-character-count="1078"/>
    <meta:generator>LibreOffice/5.1.6.2$Linux_X86_64 LibreOffice_project/10m0$Build-2</meta:generator>
  </office:meta>
</office:document-meta>
</file>